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abe" officeooo:paragraph-rsid="001e0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cobaa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0:19:26.966116723</meta:creation-date>
    <dc:date>2023-01-16T10:20:01.007407322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3.6.2$Linux_X86_64 LibreOffice_project/30$Build-2</meta:generator>
  </office:meta>
</office:document-meta>
</file>